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Mangal1" svg:font-family="Mangal"/>
    <style:font-face style:name="OpenSymbol" svg:font-family="OpenSymbol"/>
    <style:font-face style:name="Arial3" svg:font-family="Arial" style:font-adornments="Обычный" style:font-family-generic="swiss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2.674cm" fo:margin-left="1.545cm" fo:margin-right="2.782cm" table:align="margins"/>
    </style:style>
    <style:style style:name="Таблица2.A" style:family="table-column">
      <style:table-column-properties style:column-width="6.747cm" style:rel-column-width="34888*"/>
    </style:style>
    <style:style style:name="Таблица2.B" style:family="table-column">
      <style:table-column-properties style:column-width="5.927cm" style:rel-column-width="30647*"/>
    </style:style>
    <style:style style:name="Таблица2.1" style:family="table-row">
      <style:table-row-properties style:min-row-height="0.601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style:vertical-align="middle"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7.382cm" fo:margin-left="1.545cm" fo:margin-right="8.073cm" table:align="margins"/>
    </style:style>
    <style:style style:name="Таблица3.A" style:family="table-column">
      <style:table-column-properties style:column-width="4.789cm" style:rel-column-width="42515*"/>
    </style:style>
    <style:style style:name="Таблица3.B" style:family="table-column">
      <style:table-column-properties style:column-width="2.593cm" style:rel-column-width="23020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Liberation Serif" fo:font-size="11pt" fo:language="ru" fo:country="RU" style:text-underline-style="none" fo:font-weight="bold" style:font-size-asian="13.1999998092651pt" style:font-weight-asian="bold" style:font-size-complex="13.1999998092651pt" style:font-weight-complex="bold"/>
    </style:style>
    <style:style style:name="P4" style:family="paragraph" style:parent-style-name="Standard">
      <style:text-properties style:font-name="Liberation Serif" fo:font-size="11pt" fo:language="ru" fo:country="RU" style:text-underline-style="none" fo:font-weight="bold" style:font-name-asian="SimSun" style:font-size-asian="11pt" style:font-weight-asian="bold" style:font-name-complex="Mangal" style:font-size-complex="11pt" style:font-weight-complex="bold"/>
    </style:style>
    <style:style style:name="P5" style:family="paragraph" style:parent-style-name="Standard">
      <style:text-properties style:font-name="Liberation Serif" fo:font-size="11pt" fo:language="ru" fo:country="RU" style:text-underline-style="none" fo:font-weight="normal" style:font-size-asian="13.1999998092651pt" style:font-weight-asian="normal" style:font-size-complex="13.1999998092651pt" style:font-weight-complex="normal"/>
    </style:style>
    <style:style style:name="P6" style:family="paragraph" style:parent-style-name="Standard">
      <style:text-properties style:font-name="Liberation Serif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Liberation Serif" fo:font-size="11pt" fo:language="ru" fo:country="RU" style:text-underline-style="none" fo:font-weight="normal" style:font-name-asian="SimSun" style:font-size-asian="11pt" style:font-weight-asian="normal" style:font-name-complex="Mangal" style:font-size-complex="11pt" style:font-weight-complex="normal"/>
    </style:style>
    <style:style style:name="P8" style:family="paragraph" style:parent-style-name="Standard" style:list-style-name="L2">
      <style:text-properties style:font-name="Liberation Serif" fo:font-size="11pt" fo:language="ru" fo:country="RU" style:text-underline-style="none" fo:font-weight="normal" style:font-name-asian="SimSun" style:font-size-asian="11pt" style:font-weight-asian="normal" style:font-name-complex="Mangal" style:font-size-complex="11pt" style:font-weight-complex="normal"/>
    </style:style>
    <style:style style:name="P9" style:family="paragraph" style:parent-style-name="Standard">
      <style:text-properties style:font-name="Liberation Serif" fo:font-size="11pt" fo:language="ru" fo:country="RU" style:text-underline-style="none" style:font-size-asian="11pt" style:font-size-complex="11pt"/>
    </style:style>
    <style:style style:name="P10" style:family="paragraph" style:parent-style-name="Standard" style:list-style-name="L5">
      <style:text-properties style:font-name="Liberation Serif" fo:font-size="11pt" fo:language="ru" fo:country="RU" style:text-underline-style="none" style:font-size-asian="11pt" style:font-size-complex="11pt"/>
    </style:style>
    <style:style style:name="P11" style:family="paragraph" style:parent-style-name="Standard" style:list-style-name="L1">
      <style:text-properties style:font-name="Liberation Serif" fo:font-size="11pt" fo:language="ru" fo:country="RU" style:font-size-asian="11pt" style:font-size-complex="11pt"/>
    </style:style>
    <style:style style:name="P12" style:family="paragraph" style:parent-style-name="Standard">
      <style:text-properties style:font-name="Liberation Serif" fo:font-size="11pt" style:font-size-asian="11pt" style:font-size-complex="11pt"/>
    </style:style>
    <style:style style:name="P13" style:family="paragraph" style:parent-style-name="Standard" style:list-style-name="L1">
      <style:text-properties style:font-name="Liberation Serif" fo:font-size="11pt" style:font-size-asian="11pt" style:font-size-complex="11pt"/>
    </style:style>
    <style:style style:name="P14" style:family="paragraph" style:parent-style-name="Standard" style:list-style-name="L2">
      <style:text-properties style:font-name="Liberation Serif" fo:font-size="11pt" style:font-size-asian="11pt" style:font-size-complex="11pt"/>
    </style:style>
    <style:style style:name="P15" style:family="paragraph" style:parent-style-name="Standard" style:list-style-name="L3">
      <style:text-properties style:font-name="Liberation Serif" fo:font-size="11pt" style:font-size-asian="11pt" style:font-size-complex="11pt"/>
    </style:style>
    <style:style style:name="P16" style:family="paragraph" style:parent-style-name="Standard" style:list-style-name="L4">
      <style:text-properties style:font-name="Liberation Serif" fo:font-size="11pt" style:font-size-asian="11pt" style:font-size-complex="11pt"/>
    </style:style>
    <style:style style:name="P17" style:family="paragraph" style:parent-style-name="Standard" style:list-style-name="L5">
      <style:text-properties style:font-name="Liberation Serif" fo:font-size="11pt" style:font-size-asian="11pt" style:font-size-complex="11pt"/>
    </style:style>
    <style:style style:name="P18" style:family="paragraph" style:parent-style-name="Standard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19" style:family="paragraph" style:parent-style-name="Standard" style:list-style-name="L6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20" style:family="paragraph" style:parent-style-name="Standard">
      <style:text-properties style:font-name="Liberation Serif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1" style:family="paragraph" style:parent-style-name="Standard">
      <style:text-properties style:font-name="Liberation Serif" fo:font-size="11pt" style:text-underline-style="none" style:font-size-asian="11pt" style:font-size-complex="11pt"/>
    </style:style>
    <style:style style:name="P22" style:family="paragraph" style:parent-style-name="Standard" style:list-style-name="L5">
      <style:text-properties style:font-name="Liberation Serif" fo:font-size="11pt" style:text-underline-style="none" style:font-size-asian="11pt" style:font-size-complex="11pt"/>
    </style:style>
    <style:style style:name="P23" style:family="paragraph" style:parent-style-name="Standard" style:list-style-name="L7">
      <style:text-properties style:font-name="Liberation Serif" fo:font-size="11pt" style:text-underline-style="none" style:font-size-asian="11pt" style:font-size-complex="11pt"/>
    </style:style>
    <style:style style:name="P24" style:family="paragraph" style:parent-style-name="Standard" style:list-style-name="L5">
      <style:text-properties style:font-name="Liberation Serif" fo:font-size="11pt" style:text-underline-style="none" fo:font-weight="bold" style:font-size-asian="11pt" style:font-weight-asian="bold" style:font-size-complex="11pt" style:font-weight-complex="bold"/>
    </style:style>
    <style:style style:name="P25" style:family="paragraph" style:parent-style-name="Standard" style:list-style-name="L7">
      <style:text-properties style:font-name="Liberation Serif" fo:font-size="11pt" fo:language="en" fo:country="US" style:text-underline-style="none" fo:font-weight="normal" style:font-name-asian="SimSun" style:font-size-asian="11pt" style:font-weight-asian="normal" style:font-name-complex="Mangal" style:font-size-complex="11pt" style:font-weight-complex="normal"/>
    </style:style>
    <style:style style:name="P26" style:family="paragraph" style:parent-style-name="Table_20_Contents">
      <style:text-properties style:font-name="Liberation Serif" fo:font-size="11pt" fo:language="en" fo:country="US" style:text-underline-style="none" style:font-size-asian="11pt" style:font-size-complex="11pt"/>
    </style:style>
    <style:style style:name="P27" style:family="paragraph" style:parent-style-name="Table_20_Contents">
      <style:text-properties style:font-name="Liberation Serif" fo:font-size="11pt" fo:language="ru" fo:country="RU" style:text-underline-style="none" style:font-size-asian="11pt" style:font-size-complex="11pt"/>
    </style:style>
    <style:style style:name="P28" style:family="paragraph" style:parent-style-name="Table_20_Contents">
      <style:text-properties style:font-name="Liberation Serif" fo:font-size="11pt" style:text-underline-style="none" style:font-size-asian="11pt" style:font-size-complex="11pt"/>
    </style:style>
    <style:style style:name="P29" style:family="paragraph" style:parent-style-name="Table_20_Contents">
      <style:paragraph-properties fo:margin-left="0.009cm" fo:margin-right="-0.547cm" fo:text-indent="0cm" style:auto-text-indent="false"/>
      <style:text-properties style:font-name="Liberation Serif" fo:font-size="11pt" fo:language="en" fo:country="US" style:text-underline-style="none" style:font-size-asian="11pt" style:font-size-complex="11pt"/>
    </style:style>
    <style:style style:name="P30" style:family="paragraph">
      <style:paragraph-properties fo:margin-left="0cm" fo:margin-right="0cm" fo:margin-top="0cm" fo:margin-bottom="0cm" fo:line-height="100%" fo:text-indent="0cm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urier New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name="Courier New" style:text-underline-style="none" fo:font-weight="bold" style:font-weight-asian="bold" style:font-weight-complex="bold"/>
    </style:style>
    <style:style style:name="T3" style:family="text">
      <style:text-properties style:text-position="sub 58%" style:font-name="Courier New" fo:language="ru" fo:country="RU"/>
    </style:style>
    <style:style style:name="T4" style:family="text">
      <style:text-properties style:text-position="sub 58%" style:font-name="Courier New" fo:language="ru" fo:country="RU" style:font-name-asian="SimSun" style:font-name-complex="Mangal"/>
    </style:style>
    <style:style style:name="T5" style:family="text">
      <style:text-properties style:text-position="sub 58%" style:font-name="Courier New" fo:language="en" fo:country="US" style:font-name-asian="SimSun" style:font-name-complex="Mangal"/>
    </style:style>
    <style:style style:name="T6" style:family="text">
      <style:text-properties style:text-position="sub 58%" style:font-name="Courier New" fo:font-weight="bold" style:font-weight-asian="bold" style:font-weight-complex="bold"/>
    </style:style>
    <style:style style:name="T7" style:family="text">
      <style:text-properties style:text-position="sub 58%" style:text-underline-style="none" fo:font-weight="bold" style:font-weight-asian="bold" style:font-weight-complex="bold"/>
    </style:style>
    <style:style style:name="T8" style:family="text">
      <style:text-properties style:text-position="sub 58%" fo:font-weight="bold" style:font-weight-asian="bold" style:font-weight-complex="bold"/>
    </style:style>
    <style:style style:name="T9" style:family="text">
      <style:text-properties style:text-position="sub 58%" fo:language="ru" fo:country="RU"/>
    </style:style>
    <style:style style:name="T10" style:family="text">
      <style:text-properties style:text-position="sub 58%" fo:language="ru" fo:country="RU" style:font-name-asian="SimSun" style:font-name-complex="Mangal"/>
    </style:style>
    <style:style style:name="T11" style:family="text">
      <style:text-properties style:text-position="sub 58%" fo:language="en" fo:country="US" style:font-name-asian="SimSun" style:font-name-complex="Mangal"/>
    </style:style>
    <style:style style:name="T12" style:family="text">
      <style:text-properties fo:language="ru" fo:country="RU"/>
    </style:style>
    <style:style style:name="T13" style:family="text">
      <style:text-properties fo:language="ru" fo:country="RU" style:font-name-asian="Courier New" style:font-name-complex="Courier New"/>
    </style:style>
    <style:style style:name="T14" style:family="text">
      <style:text-properties fo:language="ru" fo:country="RU" style:font-name-asian="SimSun" style:font-name-complex="Mangal"/>
    </style:style>
    <style:style style:name="T15" style:family="text">
      <style:text-properties fo:language="ru" fo:country="RU" style:text-underline-style="none" fo:font-weight="normal" style:font-name-asian="SimSun" style:font-weight-asian="normal" style:font-name-complex="Mangal" style:font-weight-complex="normal"/>
    </style:style>
    <style:style style:name="T16" style:family="text">
      <style:text-properties fo:language="ru" fo:country="RU" style:text-underline-style="none" fo:font-weight="bold" style:font-weight-asian="bold" style:font-weight-complex="bold"/>
    </style:style>
    <style:style style:name="T17" style:family="text">
      <style:text-properties style:text-overline-style="solid" style:text-overline-width="auto" style:text-overline-color="font-color"/>
    </style:style>
    <style:style style:name="T18" style:family="text">
      <style:text-properties style:font-name="Courier New"/>
    </style:style>
    <style:style style:name="T19" style:family="text">
      <style:text-properties style:font-name="Courier New" fo:language="ru" fo:country="RU"/>
    </style:style>
    <style:style style:name="T20" style:family="text">
      <style:text-properties style:font-name="Courier New" fo:language="ru" fo:country="RU" style:text-underline-style="none" fo:font-weight="normal" style:font-name-asian="SimSun" style:font-weight-asian="normal" style:font-name-complex="Mangal" style:font-weight-complex="normal"/>
    </style:style>
    <style:style style:name="T21" style:family="text">
      <style:text-properties style:font-name="Courier New" fo:language="ru" fo:country="RU" style:text-underline-style="none" fo:font-weight="bold" style:font-weight-asian="bold" style:font-weight-complex="bold"/>
    </style:style>
    <style:style style:name="T22" style:family="text">
      <style:text-properties style:font-name="Courier New" fo:language="ru" fo:country="RU" style:font-name-asian="SimSun" style:font-name-complex="Mangal"/>
    </style:style>
    <style:style style:name="T23" style:family="text">
      <style:text-properties style:font-name="Courier New" fo:language="ru" fo:country="RU" style:font-name-asian="Courier New" style:font-name-complex="Courier New"/>
    </style:style>
    <style:style style:name="T24" style:family="text">
      <style:text-properties style:font-name="Courier New" style:text-underline-style="none" fo:font-weight="bold" style:font-weight-asian="bold" style:font-weight-complex="bold"/>
    </style:style>
    <style:style style:name="T25" style:family="text">
      <style:text-properties style:font-name="Courier New" fo:language="en" fo:country="US"/>
    </style:style>
    <style:style style:name="T26" style:family="text">
      <style:text-properties style:font-name="Courier New" fo:language="en" fo:country="US" style:text-underline-style="none" fo:font-weight="bold" style:font-weight-asian="bold" style:font-weight-complex="bold"/>
    </style:style>
    <style:style style:name="T27" style:family="text">
      <style:text-properties style:font-name="Courier New" fo:language="en" fo:country="US" style:font-name-asian="SimSun" style:font-name-complex="Mangal"/>
    </style:style>
    <style:style style:name="T28" style:family="text">
      <style:text-properties style:font-name="Courier New" fo:font-weight="bold" style:font-weight-asian="bold" style:font-weight-complex="bold"/>
    </style:style>
    <style:style style:name="T29" style:family="text">
      <style:text-properties style:text-underline-style="none"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style:text-position="super 58%" style:font-name="Courier New" fo:language="ru" fo:country="RU"/>
    </style:style>
    <style:style style:name="T32" style:family="text">
      <style:text-properties style:text-position="super 58%" style:font-name="Courier New" fo:language="ru" fo:country="RU" style:text-underline-style="none" fo:font-weight="normal" style:font-name-asian="SimSun" style:font-weight-asian="normal" style:font-name-complex="Mangal" style:font-weight-complex="normal"/>
    </style:style>
    <style:style style:name="T33" style:family="text">
      <style:text-properties style:text-position="super 58%" fo:language="ru" fo:country="RU"/>
    </style:style>
    <style:style style:name="T34" style:family="text">
      <style:text-properties style:text-position="super 58%" fo:language="ru" fo:country="RU" style:text-underline-style="none" fo:font-weight="normal" style:font-name-asian="SimSun" style:font-weight-asian="normal" style:font-name-complex="Mangal" style:font-weight-complex="normal"/>
    </style:style>
    <style:style style:name="T35" style:family="text">
      <style:text-properties fo:language="en" fo:country="US"/>
    </style:style>
    <style:style style:name="T36" style:family="text">
      <style:text-properties fo:language="en" fo:country="US" style:text-underline-style="none" fo:font-weight="bold" style:font-weight-asian="bold" style:font-weight-complex="bold"/>
    </style:style>
    <style:style style:name="T37" style:family="text">
      <style:text-properties fo:language="en" fo:country="US" style:font-name-asian="SimSun" style:font-name-complex="Mangal"/>
    </style:style>
    <style:style style:name="T38" style:family="text">
      <style:text-properties style:font-name-complex="Courier New"/>
    </style:style>
    <style:style style:name="T39" style:family="text"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use-window-font-color="true" style:text-outline="false" style:text-line-through-style="none" style:text-line-through-type="none" style:font-name="Arial3" fo:font-size="12pt" fo:font-style="normal" fo:text-shadow="none" style:text-underline-style="none" fo:font-weight="normal" style:letter-kerning="true" style:font-name-asian="Arial3" style:font-size-asian="12pt" style:font-style-asian="normal" style:font-weight-asian="normal" style:font-name-complex="Arial3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use-window-font-color="true" style:text-outline="false" style:text-line-through-style="none" style:text-line-through-type="none" style:font-name="Arial2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use-window-font-color="true" style:text-outline="false" style:text-line-through-style="none" style:text-line-through-type="none" style:text-position="super 58%" style:font-name="Arial3" fo:font-size="18pt" fo:font-style="normal" fo:text-shadow="none" style:text-underline-style="none" fo:font-weight="normal" style:letter-kerning="true" style:font-name-asian="Arial3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use-window-font-color="true" style:text-outline="false" style:text-line-through-style="none" style:text-line-through-type="none" style:text-position="super 58%" style:font-name="Arial2" fo:font-size="18pt" fo:font-style="normal" fo:text-shadow="none" style:text-underline-style="none" fo:font-weight="normal" style:letter-kerning="true" style:font-name-asian="Arial3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use-window-font-color="true" style:text-outline="false" style:text-line-through-style="none" style:text-line-through-type="none" style:font-name="Courier New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use-window-font-color="true" style:text-outline="false" style:text-line-through-style="none" style:text-line-through-type="none" style:text-position="sub 58%" style:font-name="Courier New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2.193cm" fo:min-width="1.887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32cm" fo:min-width="1.48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89cm" fo:min-width="0.21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29cm" fo:min-width="0.33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29cm" fo:min-width="0.3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748cm" fo:min-width="1.49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48cm" fo:min-width="0.88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656cm" fo:min-width="3.18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32cm" fo:min-width="0.497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32cm" fo:min-width="0.46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41cm" fo:min-width="7.9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89cm" fo:min-width="0.30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89cm" fo:min-width="0.333cm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Билет 15</text:p>
      <text:p text:style-name="P2">Вода. Строение воды. Получение воды и ее химические свойства.</text:p>
      <text:p text:style-name="P1"/>
      <text:p text:style-name="P3">Строение воды</text:p>
      <text:p text:style-name="P5"><draw:g text:anchor-type="paragraph" draw:z-index="0" draw:style-name="gr1"><draw:frame draw:style-name="gr2" draw:text-style-name="P31" svg:width="2.389cm" svg:height="2.444cm" svg:x="0.002cm" svg:y="0.041cm"><draw:text-box><text:p text:style-name="P30"><text:span text:style-name="T39">+</text:span><text:span text:style-name="T39">8</text:span><text:span text:style-name="T40">О</text:span><text:span text:style-name="T40"> </text:span><text:span text:style-name="T40">…</text:span><text:span text:style-name="T40"> </text:span></text:p><text:p text:style-name="P30"><text:span text:style-name="T40"/></text:p><text:p text:style-name="P30"><text:span text:style-name="T39"><text:s/></text:span><text:span text:style-name="T39"><text:s/></text:span><text:span text:style-name="T39">+</text:span><text:span text:style-name="T40">Н</text:span><text:span text:style-name="T40"> </text:span><text:span text:style-name="T40">…</text:span><text:span text:style-name="T40"> </text:span></text:p></draw:text-box></draw:frame><draw:custom-shape draw:style-name="gr3" draw:text-style-name="P32" svg:width="0.502cm" svg:height="0.5cm" svg:x="2.501cm" svg:y="0.145cm"><text:p/><draw:enhanced-geometry svg:viewBox="0 0 21600 21600" draw:type="rectangle" draw:enhanced-path="M 0 0 L 21600 0 21600 21600 0 21600 0 0 Z N"/></draw:custom-shape><draw:custom-shape draw:style-name="gr3" draw:text-style-name="P32" svg:width="0.502cm" svg:height="0.5cm" svg:x="3.502cm" svg:y="0.145cm"><text:p/><draw:enhanced-geometry svg:viewBox="0 0 21600 21600" draw:type="rectangle" draw:enhanced-path="M 0 0 L 21600 0 21600 21600 0 21600 0 0 Z N"/></draw:custom-shape><draw:custom-shape draw:style-name="gr3" draw:text-style-name="P32" svg:width="0.5cm" svg:height="0.5cm" svg:x="4.003cm" svg:y="0.145cm"><text:p/><draw:enhanced-geometry svg:viewBox="0 0 21600 21600" draw:type="rectangle" draw:enhanced-path="M 0 0 L 21600 0 21600 21600 0 21600 0 0 Z N"/></draw:custom-shape><draw:custom-shape draw:style-name="gr3" draw:text-style-name="P32" svg:width="0.502cm" svg:height="0.5cm" svg:x="4.502cm" svg:y="0.145cm"><text:p/><draw:enhanced-geometry svg:viewBox="0 0 21600 21600" draw:type="rectangle" draw:enhanced-path="M 0 0 L 21600 0 21600 21600 0 21600 0 0 Z N"/></draw:custom-shape><draw:custom-shape draw:style-name="gr3" draw:text-style-name="P32" svg:width="0.502cm" svg:height="0.502cm" svg:x="2.501cm" svg:y="1.644cm"><text:p/><draw:enhanced-geometry svg:viewBox="0 0 21600 21600" draw:type="rectangle" draw:enhanced-path="M 0 0 L 21600 0 21600 21600 0 21600 0 0 Z N"/></draw:custom-shape><draw:frame draw:style-name="gr4" draw:text-style-name="P31" svg:width="1.982cm" svg:height="0.983cm" svg:x="3.008cm" svg:y="1.463cm"><draw:text-box><text:p text:style-name="P30"><text:span text:style-name="T39">+</text:span><text:span text:style-name="T40">Н </text:span><text:span text:style-name="T40">…</text:span></text:p></draw:text-box></draw:frame><draw:custom-shape draw:style-name="gr3" draw:text-style-name="P32" svg:width="0.5cm" svg:height="0.502cm" svg:x="5.003cm" svg:y="1.644cm"><text:p/><draw:enhanced-geometry svg:viewBox="0 0 21600 21600" draw:type="rectangle" draw:enhanced-path="M 0 0 L 21600 0 21600 21600 0 21600 0 0 Z N"/></draw:custom-shape><draw:custom-shape draw:style-name="gr3" draw:text-style-name="P32" svg:width="0.502cm" svg:height="0.5cm" svg:x="2.501cm" svg:y="0.145cm"><text:p/><draw:enhanced-geometry svg:viewBox="0 0 21600 21600" draw:type="rectangle" draw:enhanced-path="M 0 0 L 21600 0 21600 21600 0 21600 0 0 Z N"/></draw:custom-shape><draw:frame draw:style-name="gr5" draw:text-style-name="P33" svg:width="0.717cm" svg:height="0.74cm" svg:x="2.288cm" svg:y="0.034cm"><draw:text-box><text:p text:style-name="P30"><text:span text:style-name="T41">↑</text:span></text:p></draw:text-box></draw:frame><draw:frame draw:style-name="gr5" draw:text-style-name="P33" svg:width="0.717cm" svg:height="0.74cm" svg:x="3.786cm" svg:y="0.027cm"><draw:text-box><text:p text:style-name="P30"><text:span text:style-name="T41">↑</text:span></text:p></draw:text-box></draw:frame><draw:frame draw:style-name="gr5" draw:text-style-name="P33" svg:width="0.717cm" svg:height="0.74cm" svg:x="4.271cm" svg:y="0.027cm"><draw:text-box><text:p text:style-name="P30"><text:span text:style-name="T41">↑</text:span></text:p></draw:text-box></draw:frame><draw:frame draw:style-name="gr5" draw:text-style-name="P33" svg:width="0.717cm" svg:height="0.74cm" svg:x="3.292cm" svg:y="0.025cm"><draw:text-box><text:p text:style-name="P30"><text:span text:style-name="T41">↑</text:span></text:p></draw:text-box></draw:frame><draw:frame draw:style-name="gr5" draw:text-style-name="P33" svg:width="0.717cm" svg:height="0.74cm" svg:x="2.39cm" svg:y="1.524cm"><draw:text-box><text:p text:style-name="P30"><text:span text:style-name="T41">↓</text:span></text:p></draw:text-box></draw:frame><draw:frame draw:style-name="gr5" draw:text-style-name="P33" svg:width="0.717cm" svg:height="0.74cm" svg:x="4.989cm" svg:y="1.463cm"><draw:text-box><text:p text:style-name="P30"><text:span text:style-name="T41">↓</text:span></text:p></draw:text-box></draw:frame><draw:frame draw:style-name="gr5" draw:text-style-name="P33" svg:width="0.717cm" svg:height="0.74cm" svg:x="3.502cm" svg:y="0.025cm"><draw:text-box><text:p text:style-name="P30"><text:span text:style-name="T41">↓</text:span></text:p></draw:text-box></draw:frame><draw:frame draw:style-name="gr5" draw:text-style-name="P33" svg:width="0.717cm" svg:height="0.74cm" svg:x="2.501cm" svg:y="0.025cm"><draw:text-box><text:p text:style-name="P30"><text:span text:style-name="T41">↓</text:span></text:p></draw:text-box></draw:frame><draw:path draw:style-name="gr6" draw:text-style-name="P32" svg:width="1.113cm" svg:height="0.185cm" draw:transform="rotate (-1.28054807218824) translate (4.93967904452902cm 0.630839806265883cm)" svg:viewBox="0 0 1114 186" svg:d="M0 174c351 71 632-204 981-171l133 40"><text:p/></draw:path><draw:path draw:style-name="gr6" draw:text-style-name="P32" svg:width="1.587cm" svg:height="0.212cm" draw:transform="rotate (-2.40960156530337) translate (4.28517452079699cm 0.696732699751896cm)" svg:viewBox="0 0 1588 213" svg:d="M0 21c377 106 755-123 1126 39l300 83 162 70"><text:p/></draw:path></draw:g><text:tab/><text:tab/><text:tab/><text:tab/><text:tab/></text:p>
      <text:p text:style-name="P5"><text:tab/><text:tab/><text:tab/><text:tab/><text:tab/></text:p>
      <text:p text:style-name="P5"/>
      <text:p text:style-name="P5"/>
      <text:p text:style-name="P5"/>
      <text:p text:style-name="P5"/>
      <text:p text:style-name="P5">Гибридизация кислорода</text:p>
      <text:p text:style-name="P5"><draw:frame draw:style-name="fr1" draw:name="Объект1" text:anchor-type="as-char" svg:width="5.249cm" svg:height="0.584cm" draw:z-index="3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5"><draw:g text:anchor-type="paragraph" draw:z-index="2" draw:style-name="gr7"><draw:line draw:style-name="gr8" draw:text-style-name="P34" svg:x1="1.984cm" svg:y1="1.881cm" svg:x2="1.984cm" svg:y2="0.007cm"><text:p/></draw:line><draw:line draw:style-name="gr8" draw:text-style-name="P34" svg:x1="1.984cm" svg:y1="1.881cm" svg:x2="1.006cm" svg:y2="3.287cm"><text:p/></draw:line><draw:line draw:style-name="gr8" draw:text-style-name="P34" svg:x1="1.984cm" svg:y1="1.881cm" svg:x2="2.962cm" svg:y2="3.287cm"><text:p/></draw:line><draw:line draw:style-name="gr8" draw:text-style-name="P34" svg:x1="1.984cm" svg:y1="1.881cm" svg:x2="3.451cm" svg:y2="2.35cm"><text:p/></draw:line><draw:frame draw:style-name="gr9" draw:text-style-name="P35" svg:width="0.837cm" svg:height="0.78cm" svg:x="0.517cm" svg:y="3.286cm"><draw:text-box><text:p text:style-name="P30"><text:span text:style-name="T42">H</text:span></text:p></draw:text-box></draw:frame><draw:frame draw:style-name="gr9" draw:text-style-name="P35" svg:width="0.837cm" svg:height="0.78cm" svg:x="2.473cm" svg:y="3.286cm"><draw:text-box><text:p text:style-name="P30"><text:span text:style-name="T42">H</text:span></text:p></draw:text-box></draw:frame><draw:frame draw:style-name="gr10" draw:text-style-name="P35" svg:width="0.862cm" svg:height="0.78cm" svg:x="1.005cm" svg:y="1.413cm"><draw:text-box><text:p text:style-name="P30"><text:span text:style-name="T42">O</text:span></text:p></draw:text-box></draw:frame><draw:frame draw:style-name="gr11" draw:text-style-name="P31" svg:width="1.467cm" svg:height="0.999cm" svg:x="6.874cm" svg:y="0.474cm"><draw:text-box><text:p text:style-name="P30"><text:span text:style-name="T40">O</text:span><text:span text:style-name="T43">δ</text:span><text:span text:style-name="T44">-</text:span></text:p></draw:text-box></draw:frame><draw:frame draw:style-name="gr12" draw:text-style-name="P31" svg:width="1.384cm" svg:height="0.999cm" svg:x="5.895cm" svg:y="2.819cm"><draw:text-box><text:p text:style-name="P30"><text:span text:style-name="T40">H</text:span><text:span text:style-name="T43">δ</text:span><text:span text:style-name="T44">+</text:span></text:p></draw:text-box></draw:frame><draw:frame draw:style-name="gr12" draw:text-style-name="P31" svg:width="1.384cm" svg:height="0.999cm" svg:x="8.461cm" svg:y="2.819cm"><draw:text-box><text:p text:style-name="P30"><text:span text:style-name="T40">H</text:span><text:span text:style-name="T43">δ</text:span><text:span text:style-name="T44">+</text:span></text:p></draw:text-box></draw:frame><draw:line draw:style-name="gr8" draw:text-style-name="P34" svg:x1="6.385cm" svg:y1="2.819cm" svg:x2="7.363cm" svg:y2="1.413cm"><text:p/></draw:line><draw:line draw:style-name="gr8" draw:text-style-name="P34" svg:x1="8.829cm" svg:y1="2.819cm" svg:x2="7.362cm" svg:y2="1.413cm"><text:p/></draw:line><draw:frame draw:style-name="gr13" draw:text-style-name="P36" svg:width="3.691cm" svg:height="0.907cm" svg:x="6.384cm" svg:y="3.755cm"><draw:text-box><text:p text:style-name="P30"><text:span text:style-name="T45">H</text:span><text:span text:style-name="T46">2</text:span><text:span text:style-name="T45">O</text:span><text:span text:style-name="T45"> </text:span><text:span text:style-name="T45">-</text:span><text:span text:style-name="T45"> </text:span><text:span text:style-name="T45">д</text:span><text:span text:style-name="T45">и</text:span><text:span text:style-name="T45">п</text:span><text:span text:style-name="T45">о</text:span><text:span text:style-name="T45">л</text:span><text:span text:style-name="T45">ь</text:span></text:p></draw:text-box></draw:frame><draw:frame draw:style-name="gr14" draw:text-style-name="P31" svg:width="0.999cm" svg:height="0.983cm" svg:x="12.742cm" svg:y="1.413cm"><draw:text-box><text:p text:style-name="P30"><text:span text:style-name="T40">О</text:span></text:p></draw:text-box></draw:frame><draw:line draw:style-name="gr15" draw:text-style-name="P34" svg:x1="13.23cm" svg:y1="0.007cm" svg:x2="13.23cm" svg:y2="1.413cm"><text:p/></draw:line><draw:line draw:style-name="gr15" draw:text-style-name="P34" svg:x1="13.719cm" svg:y1="1.881cm" svg:x2="15.186cm" svg:y2="1.881cm"><text:p/></draw:line><draw:frame draw:style-name="gr16" draw:text-style-name="P31" svg:width="0.964cm" svg:height="0.983cm" svg:x="11.665cm" svg:y="2.702cm"><draw:text-box><text:p text:style-name="P30"><text:span text:style-name="T40">Н</text:span></text:p></draw:text-box></draw:frame><draw:frame draw:style-name="gr16" draw:text-style-name="P31" svg:width="0.964cm" svg:height="0.983cm" svg:x="13.76cm" svg:y="2.819cm"><draw:text-box><text:p text:style-name="P30"><text:span text:style-name="T40">Н</text:span></text:p></draw:text-box></draw:frame><draw:custom-shape draw:style-name="gr17" draw:text-style-name="P34" svg:width="0.052cm" svg:height="0.047cm" svg:x="12.838cm" svg:y="2.7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34" svg:width="0.048cm" svg:height="0.048cm" svg:x="12.351cm" svg:y="2.3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34" svg:width="0.052cm" svg:height="0.048cm" svg:x="14.402cm" svg:y="2.4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34" svg:width="0.048cm" svg:height="0.047cm" svg:x="13.915cm" svg:y="2.7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34" svg:width="0.052cm" svg:height="0.047cm" svg:x="14.402cm" svg:y="1.9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34" svg:width="0.052cm" svg:height="0.048cm" svg:x="14.402cm" svg:y="1.6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34" svg:width="0.05cm" svg:height="0.047cm" svg:x="13.425cm" svg:y="0.66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34" svg:width="0.05cm" svg:height="0.047cm" svg:x="12.936cm" svg:y="0.66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draw:style-name="gr6" draw:text-style-name="P32" svg:width="1.637cm" svg:height="2.043cm" draw:transform="skewX (-0.0415388361974651) rotate (0.762534350196323) translate (10.9721242253844cm 2.60465461917438cm)" svg:viewBox="0 0 1638 2044" svg:d="M203 1c337-4 728-7 982 224 212 193 533 347 435 735-74 292-10 713-337 867-286 135-615 315-943 153l-340-38 19-56"><text:p/></draw:path><draw:path draw:style-name="gr6" draw:text-style-name="P32" svg:width="1.613cm" svg:height="1.864cm" draw:transform="skewX (0.00837758040957276) rotate (3.04507594595451) translate (15.1181043840726cm 4.24321999120743cm)" svg:viewBox="0 0 1614 1865" svg:d="M0 1606c337-76 616 191 930 251 284 55 687-175 684-513-2-277-45-555-115-828-85-340-468-472-785-449l-117-67"><text:p/></draw:path><draw:custom-shape draw:style-name="gr3" draw:text-style-name="P32" svg:width="2.934cm" svg:height="2.812cm" svg:x="11.763cm" svg:y="0.4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8" draw:text-style-name="P37" svg:width="8.422cm" svg:height="0.692cm" svg:x="0.028cm" svg:y="5.623cm"><draw:text-box><text:p text:style-name="P30"><text:span text:style-name="T47">Гибридизация электронных орбиталей</text:span></text:p></draw:text-box></draw:frame><draw:line draw:style-name="gr8" draw:text-style-name="P34" svg:x1="0.028cm" svg:y1="8.441cm" svg:x2="4.428cm" svg:y2="8.441cm"><text:p/></draw:line><draw:line draw:style-name="gr8" draw:text-style-name="P34" svg:x1="1.006cm" svg:y1="9.847cm" svg:x2="1.006cm" svg:y2="6.567cm"><text:p/></draw:line><draw:custom-shape draw:style-name="gr3" draw:text-style-name="P32" svg:width="0.978cm" svg:height="0.689cm" svg:x="0cm" svg:y="8.1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32" svg:width="1.957cm" svg:height="1.38cm" svg:x="0.977cm" svg:y="7.75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5" draw:text-style-name="P33" svg:width="0.717cm" svg:height="0.74cm" svg:x="4.429cm" svg:y="8.16cm"><draw:text-box><text:p text:style-name="P30"><text:span text:style-name="T48">х</text:span></text:p></draw:text-box></draw:frame><draw:frame draw:style-name="gr5" draw:text-style-name="P33" svg:width="0.717cm" svg:height="0.74cm" svg:x="1.131cm" svg:y="6.38cm"><draw:text-box><text:p text:style-name="P30"><text:span text:style-name="T48">у</text:span></text:p></draw:text-box></draw:frame><draw:line draw:style-name="gr15" draw:text-style-name="P34" svg:x1="7.851cm" svg:y1="6.567cm" svg:x2="7.851cm" svg:y2="7.973cm"><text:p/></draw:line><draw:line draw:style-name="gr15" draw:text-style-name="P34" svg:x1="6.874cm" svg:y1="9.379cm" svg:x2="7.852cm" svg:y2="7.973cm"><text:p/></draw:line><draw:line draw:style-name="gr15" draw:text-style-name="P34" svg:x1="8.34cm" svg:y1="9.379cm" svg:x2="7.851cm" svg:y2="7.973cm"><text:p/></draw:line><draw:line draw:style-name="gr15" draw:text-style-name="P34" svg:x1="9.318cm" svg:y1="8.442cm" svg:x2="7.851cm" svg:y2="7.973cm"><text:p/></draw:line><draw:custom-shape draw:style-name="gr3" draw:text-style-name="P32" svg:width="0.98cm" svg:height="0.939cm" svg:x="6.384cm" svg:y="8.9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32" svg:width="0.98cm" svg:height="0.939cm" svg:x="7.851cm" svg:y="8.9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draw:style-name="gr3" draw:text-style-name="P32" svg:width="1.807cm" svg:height="0.904cm" draw:transform="skewX (-0.0371755130674791) rotate (-2.20138378554045) translate (8.3438517328432cm 8.07054355423894cm)" svg:viewBox="0 0 1808 905" svg:d="M301 245c171 0 302 97 302 225s-130 226-302 226-301-99-301-226 130-225 301-225zM1205 0c342 0 603 196 603 453s-261 452-602 452-603-196-603-454 261-451 602-451z"><text:p/></draw:path><draw:path draw:style-name="gr3" draw:text-style-name="P32" svg:width="1.781cm" svg:height="0.917cm" draw:transform="skewX (0.000872664625997165) rotate (1.5707963267949) translate (7.4228538330421cm 8.34920837079062cm)" svg:viewBox="0 0 1782 918" svg:d="M297 249c169 0 297 99 297 228s-128 230-297 230-297-101-297-230 129-228 297-228zM1189 0c336 0 594 199 593 459s-258 459-594 459-594-198-594-459 258-459 595-459z"><text:p/></draw:path><draw:path draw:style-name="gr3" draw:text-style-name="P32" svg:width="1.801cm" svg:height="0.907cm" draw:transform="skewX (0.0371755130674792) rotate (-1.03044239037745) translate (7.99178645581682cm 7.55812817144131cm)" svg:viewBox="0 0 1802 908" svg:d="M300 248c171 0 301 98 301 225s-130 228-301 228-300-99-300-227 130-226 300-226zM1201 0c340 0 601 195 601 452s-260 456-601 456-600-195-600-453 260-455 600-455z"><text:p/></draw:path><draw:path draw:style-name="gr3" draw:text-style-name="P32" svg:width="1.85cm" svg:height="0.883cm" draw:transform="skewX (0.028623399732707) rotate (-0.334928683457713) translate (7.7039862990988cm 7.44098779506051cm)" svg:viewBox="0 0 1851 884" svg:d="M309 240c175 0 308 95 308 219s-134 222-309 222-308-98-308-223 134-219 309-218zM1235 0c349 0 617 191 616 442s-269 442-618 442-617-191-616-442 269-442 618-442z"><text:p/></draw:path><draw:frame draw:style-name="gr19" draw:text-style-name="P33" svg:width="0.81cm" svg:height="0.74cm" svg:x="6.272cm" svg:y="9.752cm"><draw:text-box><text:p text:style-name="P30"><text:span text:style-name="T48">Н</text:span></text:p></draw:text-box></draw:frame><draw:frame draw:style-name="gr19" draw:text-style-name="P33" svg:width="0.81cm" svg:height="0.74cm" svg:x="7.936cm" svg:y="9.754cm"><draw:text-box><text:p text:style-name="P30"><text:span text:style-name="T48">Н</text:span></text:p></draw:text-box></draw:frame><draw:frame draw:style-name="gr20" draw:text-style-name="P33" svg:width="0.835cm" svg:height="0.74cm" svg:x="6.763cm" svg:y="7.599cm"><draw:text-box><text:p text:style-name="P30"><text:span text:style-name="T48">О</text:span></text:p></draw:text-box></draw:frame><draw:custom-shape draw:style-name="gr17" draw:text-style-name="P34" svg:width="0.05cm" svg:height="0.047cm" svg:x="7.851cm" svg:y="7.31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34" svg:width="0.05cm" svg:height="0.048cm" svg:x="7.851cm" svg:y="6.9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34" svg:width="0.048cm" svg:height="0.048cm" svg:x="8.537cm" svg:y="8.1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34" svg:width="0.05cm" svg:height="0.048cm" svg:x="8.927cm" svg:y="8.2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2991033784" text:style-name="L1">
        <text:list-item>
          <text:p text:style-name="P11">КПС</text:p>
        </text:list-item>
        <text:list-item>
          <text:p text:style-name="P11">Диполь</text:p>
        </text:list-item>
        <text:list-item>
          <text:p text:style-name="P13"><text:span text:style-name="T12">2 σ-связи, гибридизация кислорода </text:span><text:span text:style-name="T35">s</text:span><text:span text:style-name="T12">р</text:span><text:span text:style-name="T33">3</text:span><text:span text:style-name="T12"> </text:span></text:p>
        </text:list-item>
        <text:list-item>
          <text:p text:style-name="P11">Двойная</text:p>
        </text:list-item>
        <text:list-item>
          <text:p text:style-name="P11">Обменный механизм</text:p>
        </text:list-item>
        <text:list-item>
          <text:p text:style-name="P11">Угол</text:p>
        </text:list-item>
      </text:list>
      <text:p text:style-name="P6"/>
      <text:p text:style-name="P6">Кристаллическая решетка — молекулярная <text:span text:style-name="T35">=&gt; </text:span>летучее, легкоплавкое</text:p>
      <text:p text:style-name="P6">Химические связи — водородная и межмолекулярная</text:p>
      <text:p text:style-name="P7"/>
      <text:p text:style-name="P4">Реальные физические свойства</text:p>
      <text:list xml:id="list2964718691" text:style-name="L2">
        <text:list-item>
          <text:p text:style-name="P8">Жидкое</text:p>
        </text:list-item>
        <text:list-item>
          <text:p text:style-name="P8">Цвета нет</text:p>
        </text:list-item>
        <text:list-item>
          <text:p text:style-name="P8">Вкуса нет</text:p>
        </text:list-item>
        <text:list-item>
          <text:p text:style-name="P8">Запаха нет</text:p>
        </text:list-item>
        <text:list-item>
          <text:p text:style-name="P14"><text:span text:style-name="T15">ρ=1000 кг/м</text:span><text:span text:style-name="T34">3</text:span></text:p>
        </text:list-item>
        <text:list-item>
          <text:p text:style-name="P14"><draw:frame draw:style-name="fr1" draw:name="Объект3" text:anchor-type="as-char" svg:width="2.187cm" svg:height="0.589cm" draw:z-index="6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</text:list-item>
        <text:list-item>
          <text:p text:style-name="P14"><draw:frame draw:style-name="fr1" draw:name="Объект4" text:anchor-type="as-char" svg:width="1.635cm" svg:height="0.589cm" draw:z-index="7"><draw:object xlink:href="./Object 8" xlink:type="simple" xlink:show="embed" xlink:actuate="onLoad"/><draw:image xlink:href="./ObjectReplacements/Object 8" xlink:type="simple" xlink:show="embed" xlink:actuate="onLoad"/></draw:frame></text:p>
        </text:list-item>
        <text:list-item>
          <text:p text:style-name="P14"><draw:frame draw:style-name="fr1" draw:name="Объект5" text:anchor-type="as-char" svg:width="3.595cm" svg:height="0.529cm" draw:z-index="8"><draw:object xlink:href="./Object 6" xlink:type="simple" xlink:show="embed" xlink:actuate="onLoad"/><draw:image xlink:href="./ObjectReplacements/Object 6" xlink:type="simple" xlink:show="embed" xlink:actuate="onLoad"/></draw:frame></text:p>
        </text:list-item>
      </text:list>
      <text:p text:style-name="P12"/>
      <text:p text:style-name="P18">Получение воды</text:p>
      <text:list xml:id="list3683411895" text:style-name="L3">
        <text:list-item>
          <text:p text:style-name="P15">В промышленности — берут из водоемов</text:p>
        </text:list-item>
        <text:list-item>
          <text:p text:style-name="P15"><draw:frame draw:style-name="fr1" draw:name="Объект9" text:anchor-type="as-char" svg:width="3.415cm" svg:height="0.531cm" draw:z-index="9"><draw:object xlink:href="./Object 2" xlink:type="simple" xlink:show="embed" xlink:actuate="onLoad"/><draw:image xlink:href="./ObjectReplacements/Object 2" xlink:type="simple" xlink:show="embed" xlink:actuate="onLoad"/></draw:frame></text:p>
        </text:list-item>
      </text:list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20">Химические свойства воды:</text:p>
      <text:p text:style-name="P20"/>
      <text:list xml:id="list2693182347" text:style-name="L4">
        <text:list-item>
          <text:p text:style-name="P16"><text:span text:style-name="T29">Н</text:span><text:span text:style-name="T7">2</text:span><text:span text:style-name="T29">О + Ме </text:span><text:span text:style-name="T36">→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6">Me – <text:span text:style-name="T12">активный + </text:span>Al</text:p>
          </table:table-cell>
          <table:table-cell table:style-name="Таблица2.B1" office:value-type="string">
            <text:p text:style-name="P26">(<text:span text:style-name="T12">ест. условия) </text:span>→ MeOH + H<text:span text:style-name="T1">2</text:span></text:p>
          </table:table-cell>
        </table:table-row>
        <table:table-row>
          <table:table-cell table:style-name="Таблица2.A3" office:value-type="string">
            <text:p text:style-name="P27">Правее Н в ряду <text:span text:style-name="T17">ее</text:span> потенциалов</text:p>
          </table:table-cell>
          <table:table-cell table:style-name="Таблица2.B3" office:value-type="string">
            <text:p text:style-name="P26">&gt; ------------</text:p>
          </table:table-cell>
        </table:table-row>
        <table:table-row>
          <table:table-cell table:style-name="Таблица2.A3" office:value-type="string">
            <text:p text:style-name="P28">Остальные</text:p>
          </table:table-cell>
          <table:table-cell table:style-name="Таблица2.B3" office:value-type="string">
            <text:p text:style-name="P26">(T<text:span text:style-name="T38">↑</text:span>) → MeO + <text:s/>H<text:span text:style-name="T1">2</text:span></text:p>
          </table:table-cell>
        </table:table-row>
      </table:table>
      <text:p text:style-name="P9"><text:tab/><draw:frame draw:style-name="fr2" draw:name="Объект10" text:anchor-type="as-char" svg:y="0cm" svg:width="5.339cm" svg:height="1.76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list xml:id="list136037961" text:style-name="L5">
        <text:list-item>
          <text:p text:style-name="P17"><text:span text:style-name="T30">НеМе + </text:span><text:span text:style-name="T16">Н</text:span><text:span text:style-name="T8">2</text:span><text:span text:style-name="T16">О →</text:span></text:p>
          <text:p text:style-name="P10"><draw:frame draw:style-name="fr1" draw:name="Объект11" text:anchor-type="as-char" svg:width="6.519cm" svg:height="0.529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<text:p text:style-name="P22"><text:span text:style-name="T12"><text:s/></text:span><text:span text:style-name="T13">С — </text:span><text:span text:style-name="T14">раскалить</text:span></text:p>
          <text:p text:style-name="P22"><text:span text:style-name="T14"><text:s/>Н</text:span><text:span text:style-name="T10">2</text:span><text:span text:style-name="T14">О — перегреть</text:span></text:p>
        </text:list-item>
        <text:list-item>
          <text:p text:style-name="P24"><text:span text:style-name="T12">Н</text:span><text:span text:style-name="T9">2</text:span><text:span text:style-name="T12">О+ </text:span><text:span text:style-name="T35">MeO</text:span><text:span text:style-name="T12"> →</text:span>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9">Me – <text:span text:style-name="T12">активный + </text:span>MgO</text:p>
          </table:table-cell>
          <table:table-cell table:style-name="Таблица3.B1" office:value-type="string">
            <text:p text:style-name="P26">→ MeOH</text:p>
          </table:table-cell>
        </table:table-row>
        <table:table-row>
          <table:table-cell table:style-name="Таблица3.A2" office:value-type="string">
            <text:p text:style-name="P28">Остальные</text:p>
          </table:table-cell>
          <table:table-cell table:style-name="Таблица3.B2" office:value-type="string">
            <text:p text:style-name="P26">→ --------</text:p>
          </table:table-cell>
        </table:table-row>
      </table:table>
      <text:p text:style-name="P21"><text:s text:c="4"/><text:tab/> </text:p>
      <text:p text:style-name="P21"><text:tab/><draw:frame draw:style-name="fr2" draw:name="Объект12" text:anchor-type="as-char" svg:y="-0.515cm" svg:width="4.092cm" svg:height="1.083cm" draw:z-index="10"><draw:object xlink:href="./Object 5" xlink:type="simple" xlink:show="embed" xlink:actuate="onLoad"/><draw:image xlink:href="./ObjectReplacements/Object 5" xlink:type="simple" xlink:show="embed" xlink:actuate="onLoad"/></draw:frame> </text:p>
      <text:list xml:id="list3976557485" text:style-name="L6">
        <text:list-item>
          <text:p text:style-name="P19">Кислотный оксид + Н2О → кислота</text:p>
        </text:list-item>
      </text:list>
      <text:list xml:id="list3224911860" text:style-name="L7">
        <text:list-header>
          <text:p text:style-name="P23"><text:span text:style-name="T14">Исключения </text:span><text:span text:style-name="T37">SiO</text:span><text:span text:style-name="T11">2</text:span><text:span text:style-name="T37"> + </text:span><text:span text:style-name="T14">Н</text:span><text:span text:style-name="T10">2</text:span><text:span text:style-name="T14">О </text:span><text:span text:style-name="T13">→</text:span><text:span text:style-name="T14"> </text:span><text:span text:style-name="T37">---</text:span></text:p>
          <text:p text:style-name="P25"><draw:frame draw:style-name="fr1" draw:name="Объект13" text:anchor-type="as-char" svg:width="4.687cm" svg:height="1.632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Mangal1" svg:font-family="Mangal"/>
    <style:font-face style:name="OpenSymbol" svg:font-family="OpenSymbol"/>
    <style:font-face style:name="Arial3" svg:font-family="Arial" style:font-adornments="Обычный" style:font-family-generic="swiss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>
      <style:text-properties style:text-position="0% 100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6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9T21:55:45.88</meta:creation-date>
    <dc:date>2018-12-18T20:22:06.138935436</dc:date>
    <meta:editing-duration>P2DT1H49M19S</meta:editing-duration>
    <meta:editing-cycles>5</meta:editing-cycles>
    <meta:generator>LibreOffice/6.0.6.2$Linux_X86_64 LibreOffice_project/00m0$Build-2</meta:generator>
    <meta:print-date>2016-04-12T06:53:16.58</meta:print-date>
    <meta:document-statistic meta:table-count="2" meta:image-count="0" meta:object-count="9" meta:page-count="2" meta:paragraph-count="50" meta:word-count="141" meta:character-count="776" meta:non-whitespace-character-count="665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sub>
                <mi mathvariant="italic">SO</mi>
                <mn>3</mn>
              </msub>
              <mo stretchy="false">+</mo>
              <msub>
                <mi>H</mi>
                <mn>2</mn>
              </msub>
            </mrow>
            <mi>O</mi>
            <mo stretchy="false">→</mo>
            <msub>
              <mi>H</mi>
              <mn>2</mn>
            </msub>
            <msub>
              <mi mathvariant="italic">SO</mi>
              <mn>4</mn>
            </msub>
          </mrow>
        </mtd>
      </mtr>
      <mtr>
        <mtd>
          <mrow>
            <mrow>
              <msub>
                <mi mathvariant="italic">SO</mi>
                <mn>2</mn>
              </msub>
              <mo stretchy="false">+</mo>
              <msub>
                <mi>H</mi>
                <mn>2</mn>
              </msub>
            </mrow>
            <mi>O</mi>
            <mo stretchy="false">→</mo>
            <msub>
              <mi>H</mi>
              <mn>2</mn>
            </msub>
            <msub>
              <mi mathvariant="italic">SO</mi>
              <mn>3</mn>
            </msub>
          </mrow>
        </mtd>
      </mtr>
      <mtr>
        <mtd>
          <mrow>
            <msub>
              <mi>P</mi>
              <mn>2</mn>
            </msub>
            <mrow>
              <msub>
                <mi>O</mi>
                <mn>5</mn>
              </msub>
              <mo stretchy="false">+</mo>
              <mn>3</mn>
            </mrow>
            <msub>
              <mi>H</mi>
              <mn>2</mn>
            </msub>
            <mi>O</mi>
            <mo stretchy="false">→</mo>
            <mn>2</mn>
            <msub>
              <mi>H</mi>
              <mn>3</mn>
            </msub>
            <msub>
              <mi mathvariant="italic">PO</mi>
              <mn>4</mn>
            </msub>
          </mrow>
        </mtd>
      </mtr>
    </mtable>
    <annotation encoding="StarMath 5.0">SO_3 +H_2 O %tendto H_2 SO_4 newline
SO_2 +H_2 O %tendto H_2 SO_3 newline
P_2 O_5 +3 H_2 O %tendto 2 H_3 PO_4</annotation>
  </semantics>
</math>
</file>

<file path=Object 2/content.xml><?xml version="1.0" encoding="utf-8"?>
<math xmlns="http://www.w3.org/1998/Math/MathML">
  <semantics>
    <mrow>
      <mn>2</mn>
      <mrow>
        <msub>
          <mi>Н</mi>
          <mn>2</mn>
        </msub>
        <mo stretchy="false">+</mo>
        <msub>
          <mi>О</mi>
          <mn>2</mn>
        </msub>
      </mrow>
      <mo stretchy="false">→</mo>
      <mn>2</mn>
      <msub>
        <mi>Н</mi>
        <mn>2</mn>
      </msub>
      <mi>О</mi>
    </mrow>
    <annotation encoding="StarMath 5.0">2 Н_2 + О_2 %tendto 2 Н_2 О</annotation>
  </semantics>
</math>
</file>

<file path=Object 3/content.xml><?xml version="1.0" encoding="utf-8"?>
<math xmlns="http://www.w3.org/1998/Math/MathML">
  <semantics>
    <mtable>
      <mtr>
        <mtd>
          <mrow>
            <mrow>
              <mi mathvariant="italic">Zn</mi>
              <mo stretchy="false">+</mo>
              <msub>
                <mi>H</mi>
                <mn>2</mn>
              </msub>
            </mrow>
            <mi>O</mi>
            <mover>
              <mo stretchy="false">→</mo>
              <mrow>
                <mi>T</mi>
                <mi>↑</mi>
              </mrow>
            </mover>
            <mrow>
              <mi mathvariant="italic">ZnO</mi>
              <mo stretchy="false">+</mo>
              <msub>
                <mi>H</mi>
                <mn>2</mn>
              </msub>
            </mrow>
          </mrow>
        </mtd>
      </mtr>
      <mtr>
        <mtd>
          <mrow>
            <mrow>
              <mi mathvariant="italic">Cu</mi>
              <mo stretchy="false">+</mo>
              <msub>
                <mi>H</mi>
                <mn>2</mn>
              </msub>
            </mrow>
            <mi>O</mi>
            <mo stretchy="false">→</mo>
            <mrow>
              <mi/>
              <mo stretchy="false">−</mo>
              <mrow>
                <mo stretchy="false">−</mo>
                <mrow>
                  <mo stretchy="false">−</mo>
                  <mi/>
                </mrow>
              </mrow>
            </mrow>
          </mrow>
        </mtd>
      </mtr>
      <mtr>
        <mtd>
          <mrow>
            <mn>2</mn>
            <mrow>
              <mi mathvariant="italic">Na</mi>
              <mo stretchy="false">+</mo>
              <mn>2</mn>
            </mrow>
            <msub>
              <mi>H</mi>
              <mn>2</mn>
            </msub>
            <mi>O</mi>
            <mo stretchy="false">→</mo>
            <mn>2</mn>
            <mrow>
              <mi mathvariant="italic">NaOH</mi>
              <mo stretchy="false">+</mo>
              <msub>
                <mi>H</mi>
                <mn>2</mn>
              </msub>
            </mrow>
          </mrow>
        </mtd>
      </mtr>
    </mtable>
    <annotation encoding="StarMath 5.0">Zn +H_2 O %tendto  csup{T ↑  } ZnO +H_2 newline
Cu +H_2 O %tendto `---` newline
2 Na +2 H_2 O %tendto 2 NaOH + H_2 
</annotation>
  </semantics>
</math>
</file>

<file path=Object 4/content.xml><?xml version="1.0" encoding="utf-8"?>
<math xmlns="http://www.w3.org/1998/Math/MathML">
  <semantics>
    <mrow>
      <mrow>
        <mi>C</mi>
        <mo stretchy="false">+</mo>
        <msub>
          <mi>H</mi>
          <mn>2</mn>
        </msub>
      </mrow>
      <mi>O</mi>
      <mo stretchy="false">→</mo>
      <mrow>
        <msub>
          <mi mathvariant="italic">CO</mi>
          <mn>2</mn>
        </msub>
        <mo stretchy="false">+</mo>
        <msub>
          <mi>H</mi>
          <mn>2</mn>
        </msub>
      </mrow>
      <mrow>
        <mi/>
        <mo stretchy="false">−</mo>
        <mi/>
      </mrow>
      <mi mathvariant="italic">Водяной</mi>
      <mi mathvariant="italic">газ</mi>
    </mrow>
    <annotation encoding="StarMath 5.0">C +H_2 O %tendto CO_2 +H_2 `-`Водяной газ </annotation>
  </semantics>
</math>
</file>

<file path=Object 5/content.xml><?xml version="1.0" encoding="utf-8"?>
<math xmlns="http://www.w3.org/1998/Math/MathML">
  <semantics>
    <mtable>
      <mtr>
        <mtd>
          <mrow>
            <msub>
              <mi mathvariant="italic">Na</mi>
              <mn>2</mn>
            </msub>
            <mrow>
              <mi>O</mi>
              <mo stretchy="false">+</mo>
              <msub>
                <mi>H</mi>
                <mn>2</mn>
              </msub>
            </mrow>
            <mi>O</mi>
            <mo stretchy="false">→</mo>
            <mi mathvariant="italic">NaOH</mi>
          </mrow>
        </mtd>
      </mtr>
      <mtr>
        <mtd>
          <mrow>
            <mrow>
              <mi mathvariant="italic">ZnO</mi>
              <mo stretchy="false">+</mo>
              <msub>
                <mi>H</mi>
                <mn>2</mn>
              </msub>
            </mrow>
            <mi>O</mi>
            <mrow>
              <mo stretchy="false">→</mo>
              <mo stretchy="false">−</mo>
              <mrow>
                <mo stretchy="false">−</mo>
                <mrow>
                  <mo stretchy="false">−</mo>
                  <mi/>
                </mrow>
              </mrow>
            </mrow>
          </mrow>
        </mtd>
      </mtr>
    </mtable>
    <annotation encoding="StarMath 5.0">Na_2 O +H_2 O %tendto NaOH newline
ZnO + H_2 O %tendto  --- `         </annotation>
  </semantics>
</math>
</file>

<file path=Object 6/content.xml><?xml version="1.0" encoding="utf-8"?>
<math xmlns="http://www.w3.org/1998/Math/MathML">
  <semantics>
    <mrow>
      <mi>M</mi>
      <mrow>
        <mrow>
          <mo stretchy="false">(</mo>
          <mrow>
            <msub>
              <mi>H</mi>
              <mn>2</mn>
            </msub>
            <mi>O</mi>
          </mrow>
          <mo stretchy="false">)</mo>
        </mrow>
        <mo stretchy="false">=</mo>
        <mn>18</mn>
      </mrow>
      <mi mathvariant="italic">моль</mi>
    </mrow>
    <annotation encoding="StarMath 5.0">M(H_2 O)= 18 моль</annotation>
  </semantics>
</math>
</file>

<file path=Object 7/content.xml><?xml version="1.0" encoding="utf-8"?>
<math xmlns="http://www.w3.org/1998/Math/MathML">
  <semantics>
    <mrow>
      <mrow>
        <mrow>
          <mo stretchy="false">∑</mo>
          <mo stretchy="false">σ</mo>
        </mrow>
        <mo stretchy="false">+</mo>
        <mi mathvariant="italic">пар</mi>
      </mrow>
      <mrow>
        <mrow>
          <mover accent="true">
            <mi mathvariant="italic">ее</mi>
            <mo stretchy="false">̄</mo>
          </mover>
          <mo stretchy="false">=</mo>
          <mrow>
            <mn>2</mn>
            <mo stretchy="false">+</mo>
            <mn>2</mn>
          </mrow>
        </mrow>
        <mo stretchy="false">=</mo>
        <mn>4</mn>
      </mrow>
      <mo stretchy="false">⇒</mo>
      <msup>
        <mi mathvariant="italic">sp</mi>
        <mn>3</mn>
      </msup>
    </mrow>
    <annotation encoding="StarMath 5.0">sum %isigma + пар  bar ее =2+2=4    drarrow sp^3           </annotation>
  </semantics>
</math>
</file>

<file path=Object 8/content.xml><?xml version="1.0" encoding="utf-8"?>
<math xmlns="http://www.w3.org/1998/Math/MathML">
  <semantics>
    <mrow>
      <mrow>
        <msubsup>
          <mi>t</mi>
          <mi mathvariant="italic">пл</mi>
          <mi>o</mi>
        </msubsup>
        <mo stretchy="false">=</mo>
        <msup>
          <mn>0</mn>
          <mi>o</mi>
        </msup>
      </mrow>
      <mi>C</mi>
    </mrow>
    <annotation encoding="StarMath 5.0">t_пл ^o = 0^o C
</annotation>
  </semantics>
</math>
</file>

<file path=Object 9/content.xml><?xml version="1.0" encoding="utf-8"?>
<math xmlns="http://www.w3.org/1998/Math/MathML">
  <semantics>
    <mrow>
      <mrow>
        <msubsup>
          <mi>t</mi>
          <mi mathvariant="italic">кип</mi>
          <mi>o</mi>
        </msubsup>
        <mo stretchy="false">=</mo>
        <msup>
          <mn>100</mn>
          <mi>o</mi>
        </msup>
      </mrow>
      <mi>C</mi>
    </mrow>
    <annotation encoding="StarMath 5.0">t_кип ^o = 100^o C</annotation>
  </semantics>
</math>
</file>